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82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a la próxima etapa del juego "Simulador de Control Fronterizo", es importante simplificar y optimizar el código. Hagamos el código más limpio y eficiente, dividiéndolo en módulos más manejables y usando patrones de diseño para mayor flexibilidad. También mejoraremos los métodos principales para que sean más rápidos y efectivos.</text:p>
      <text:p text:style-name="Text_20_body">En cuanto a la interfaz gráfica, necesitamos un diseño atractivo y fácil de usar. Añadiremos efectos visuales y sonoros para mejorar la experiencia del jugador. Además, haremos pruebas de usabilidad para asegurarnos de que todo funcione de manera intuitiva.</text:p>
      <text:p text:style-name="Text_20_body">Para el sistema de verificación, mejoraremos los algoritmos . Añadiremos opciones de ayuda al jugador, como <text:span text:style-name="T1">si</text:span>stemas de pistas. Además, podemos incluir más niveles, opciones de personalizació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9T14:41:14.602000000</meta:creation-date>
    <dc:date>2024-07-29T15:00:01.104000000</dc:date>
    <meta:editing-duration>PT18M47S</meta:editing-duration>
    <meta:editing-cycles>1</meta:editing-cycles>
    <meta:document-statistic meta:table-count="0" meta:image-count="0" meta:object-count="0" meta:page-count="1" meta:paragraph-count="3" meta:word-count="115" meta:character-count="782" meta:non-whitespace-character-count="670"/>
    <meta:generator>LibreOffice/24.2.3.2$Windows_X86_64 LibreOffice_project/433d9c2ded56988e8a90e6b2e771ee4e6a5ab2ba</meta:generator>
  </office:meta>
</office:document-meta>
</file>